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1 </text:p>
      <text:p text:style-name="Standard"/>
      <text:p text:style-name="P1">Backlog :</text:p>
      <text:p text:style-name="Standard"/>
      <text:list xml:id="list31341814" text:style-name="L1">
        <text:list-item>
          <text:p text:style-name="P3">création d'un nouveau répertoire sous Git</text:p>
        </text:list-item>
        <text:list-item>
          <text:p text:style-name="P3">ajout des fichiers de suivi sur le répertoire Git</text:p>
        </text:list-item>
        <text:list-item>
          <text:p text:style-name="P3">écriture des stories et des fonctionnalités</text:p>
        </text:list-item>
        <text:list-item>
          <text:p text:style-name="P3">définition de la structure de données</text:p>
        </text:list-item>
        <text:list-item>
          <text:p text:style-name="P3">mise en place de la structure de données </text:p>
        </text:list-item>
        <text:list-item>
          <text:p text:style-name="P3">rédaction documentation sprint 1</text:p>
          <text:p text:style-name="P3"/>
        </text:list-item>
      </text:list>
      <text:p text:style-name="Standard"/>
      <text:p text:style-name="Standard"/>
      <text:p text:style-name="Standard"/>
      <text:p text:style-name="Standard"/>
      <text:p text:style-name="P1">Estimations + affectations :</text:p>
      <text:p text:style-name="Standard"/>
      <text:list xml:id="list31345219" text:style-name="L2">
        <text:list-item>
          <text:p text:style-name="P4">mise en place d'un répertoire pour le projet sous Git et ajout des collaborateurs (Cyrielle Bazart) : 15 minutes</text:p>
        </text:list-item>
        <text:list-item>
          <text:p text:style-name="P4">ajout des fichiers de suivi sur le répertoire Git (Cyrielle Bazart &amp; Romain Dartois) : 15 minutes</text:p>
        </text:list-item>
      </text:list>
      <text:p text:style-name="Standard"/>
      <text:list xml:id="list31350146" text:style-name="L3">
        <text:list-item>
          <text:p text:style-name="P5">écriture du backlog (Cyrielle Bazart &amp; Romain Dartois) </text:p>
          <text:list>
            <text:list-header>
              <text:p text:style-name="P5">- stories : 1 heure</text:p>
              <text:p text:style-name="P5">- product backlog : 1h</text:p>
              <text:p text:style-name="P5">- planning poker : 30 minutes</text:p>
            </text:list-header>
          </text:list>
        </text:list-item>
      </text:list>
      <text:p text:style-name="Standard"/>
      <text:list xml:id="list31329375" text:style-name="L4">
        <text:list-item>
          <text:p text:style-name="P6">définition de la structure de données (Cyrielle Bazart &amp; Romain Dartois &amp; Anthony Da Silva &amp; Jérémy Geoffroy) : 2h</text:p>
          <text:p text:style-name="P6"/>
        </text:list-item>
        <text:list-item>
          <text:p text:style-name="P6">mise en place de la structure de données (Anthony Da Silva &amp; Jérémy Geoffroy) : </text:p>
          <text:list>
            <text:list-header>
              <text:p text:style-name="P6">- écriture de la structure de données : 1h30</text:p>
            </text:list-header>
          </text:list>
        </text:list-item>
        <text:list-item>
          <text:p text:style-name="P6">rédaction documentation sprint1 : 30 minutes</text:p>
        </text:list-item>
      </text:list>
      <text:p text:style-name="Standard"/>
      <text:p text:style-name="P1">Burndown Chart :</text:p>
      <text:p text:style-name="P1"/>
      <text:p text:style-name="P1"><draw:frame draw:style-name="fr1" draw:name="Objet1" text:anchor-type="paragraph" svg:width="15.647cm" svg:height="7.953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6:30:25.14</meta:creation-date>
    <dc:date>2012-05-02T11:41:14.80</dc:date>
    <meta:editing-duration>PT1H8M58S</meta:editing-duration>
    <meta:editing-cycles>15</meta:editing-cycles>
    <meta:generator>LibreOffice/3.5$Windows_x86 LibreOffice_project/281b639-6baa1d3-ef66a77-d866f25-f36d45f</meta:generator>
    <meta:document-statistic meta:table-count="0" meta:image-count="0" meta:object-count="1" meta:page-count="2" meta:paragraph-count="20" meta:word-count="176" meta:character-count="937" meta:non-whitespace-character-count="7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7cm" svg:height="7.953cm" xlink:href="." xlink:type="simple" chart:class="chart:line" chart:style-name="ch1">
        <chart:title svg:x="5.358cm" svg:y="0.295cm" chart:style-name="ch2">
          <text:p>Burndown Chart Sprint 1</text:p>
        </chart:title>
        <chart:legend chart:legend-position="end" svg:x="13.218cm" svg:y="3.664cm" style:legend-expansion="high" chart:style-name="ch3"/>
        <chart:plot-area chart:style-name="ch4" chart:data-source-has-labels="both" svg:x="0.762cm" svg:y="1.551cm" svg:width="11.832cm" svg:height="5.823cm">
          <chartooo:coordinate-region svg:x="1.383cm" svg:y="1.764cm" svg:width="11.211cm" svg:height="5.399cm"/>
          <chart:axis chart:dimension="x" chart:name="primary-x" chart:style-name="ch5" chartooo:axis-type="text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